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justify"/>
      <style:text-properties fo:language="en" fo:country="US"/>
    </style:style>
    <style:style style:name="P2" style:parent-style-name="Heading1" style:family="paragraph">
      <style:paragraph-properties fo:text-align="justify"/>
      <style:text-properties fo:language="en" fo:country="US"/>
    </style:style>
    <style:style style:name="P3" style:parent-style-name="Textbody" style:family="paragraph">
      <style:paragraph-properties fo:text-align="justify"/>
      <style:text-properties fo:language="en" fo:country="US"/>
    </style:style>
    <style:style style:name="P4" style:parent-style-name="Textbody" style:family="paragraph">
      <style:paragraph-properties fo:text-align="justify"/>
      <style:text-properties fo:language="en" fo:country="US"/>
    </style:style>
    <style:style style:name="P5" style:parent-style-name="Textbody" style:family="paragraph">
      <style:paragraph-properties fo:text-align="justify"/>
      <style:text-properties fo:language="en" fo:country="US"/>
    </style:style>
    <style:style style:name="P6" style:parent-style-name="Textbody" style:family="paragraph">
      <style:paragraph-properties fo:text-align="justify"/>
      <style:text-properties fo:language="en" fo:country="US"/>
    </style:style>
    <style:style style:name="P7" style:parent-style-name="Textbody" style:family="paragraph">
      <style:paragraph-properties fo:text-align="justify"/>
      <style:text-properties fo:language="en" fo:country="US"/>
    </style:style>
    <style:style style:name="P8" style:parent-style-name="Textbody" style:family="paragraph">
      <style:paragraph-properties fo:text-align="justify"/>
      <style:text-properties fo:language="en" fo:country="US"/>
    </style:style>
    <style:style style:name="P9" style:parent-style-name="Textbody" style:family="paragraph">
      <style:paragraph-properties fo:text-align="justify"/>
    </style:style>
    <style:style style:name="P10" style:parent-style-name="Heading4" style:family="paragraph">
      <style:paragraph-properties fo:text-align="justify"/>
      <style:text-properties fo:language="en" fo:country="US"/>
    </style:style>
    <style:style style:name="P11" style:parent-style-name="Textbody" style:family="paragraph">
      <style:paragraph-properties fo:text-align="justify"/>
      <style:text-properties fo:language="en" fo:country="US"/>
    </style:style>
    <style:style style:name="P12" style:parent-style-name="Heading4" style:family="paragraph">
      <style:paragraph-properties fo:text-align="justify"/>
      <style:text-properties fo:language="en" fo:country="US"/>
    </style:style>
    <style:style style:name="P13" style:parent-style-name="Textbody" style:family="paragraph">
      <style:paragraph-properties fo:text-align="justify"/>
      <style:text-properties fo:language="en" fo:country="US"/>
    </style:style>
    <style:style style:name="P14" style:parent-style-name="Heading4" style:family="paragraph">
      <style:paragraph-properties fo:text-align="justify"/>
      <style:text-properties fo:language="en" fo:country="US"/>
    </style:style>
    <style:style style:name="P15" style:parent-style-name="Textbody" style:family="paragraph">
      <style:paragraph-properties fo:text-align="justify"/>
      <style:text-properties fo:language="en" fo:country="US"/>
    </style:style>
    <style:style style:name="P16" style:parent-style-name="Heading4" style:family="paragraph">
      <style:paragraph-properties fo:text-align="justify"/>
      <style:text-properties fo:language="en" fo:country="US"/>
    </style:style>
    <style:style style:name="P17" style:parent-style-name="Textbody" style:family="paragraph">
      <style:paragraph-properties fo:text-align="justify"/>
      <style:text-properties fo:language="en" fo:country="US"/>
    </style:style>
    <style:style style:name="P18" style:parent-style-name="Heading4" style:family="paragraph">
      <style:paragraph-properties fo:text-align="justify"/>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Heading3" style:family="paragraph">
      <style:text-properties fo:language="en" fo:country="US"/>
    </style:style>
    <style:style style:name="P23" style:parent-style-name="Heading4" style:family="paragraph">
      <style:text-properties fo:language="en" fo:country="US"/>
    </style:style>
    <style:style style:name="P24" style:parent-style-name="Textbody" style:family="paragraph">
      <style:paragraph-properties fo:text-align="justify"/>
      <style:text-properties fo:language="en" fo:country="US"/>
    </style:style>
    <style:style style:name="P25" style:parent-style-name="Textbody" style:family="paragraph">
      <style:paragraph-properties fo:text-align="justify"/>
      <style:text-properties fo:language="en" fo:country="US"/>
    </style:style>
    <style:style style:name="P26" style:parent-style-name="Textbody" style:family="paragraph">
      <style:paragraph-properties fo:text-align="justify"/>
      <style:text-properties fo:language="en" fo:country="US"/>
    </style:style>
    <style:style style:name="P27" style:parent-style-name="Textbody" style:family="paragraph">
      <style:paragraph-properties fo:text-align="justify"/>
      <style:text-properties fo:language="en" fo:country="US"/>
    </style:style>
    <style:style style:name="P28" style:parent-style-name="Heading4" style:family="paragraph">
      <style:text-properties fo:language="en" fo:country="US"/>
    </style:style>
    <style:style style:name="P29" style:parent-style-name="Heading4" style:family="paragraph">
      <style:paragraph-properties fo:text-align="justify"/>
      <style:text-properties fo:language="en" fo:country="US"/>
    </style:style>
    <style:style style:name="P30" style:parent-style-name="Heading2" style:family="paragraph">
      <style:paragraph-properties fo:text-align="justify"/>
      <style:text-properties fo:font-size="16pt" style:font-size-asian="16pt" style:font-size-complex="16pt"/>
    </style:style>
    <style:style style:name="P31" style:parent-style-name="Standard" style:family="paragraph">
      <style:paragraph-properties fo:text-align="justify"/>
      <style:text-properties fo:language="en" fo:country="US"/>
    </style:style>
    <style:style style:name="P32" style:parent-style-name="Standard" style:family="paragraph">
      <style:paragraph-properties fo:text-align="justify"/>
      <style:text-properties fo:language="en" fo:country="US"/>
    </style:style>
    <style:style style:name="P33" style:parent-style-name="Textbody" style:family="paragraph">
      <style:paragraph-properties fo:text-align="justify"/>
      <style:text-properties fo:language="en" fo:country="US"/>
    </style:style>
    <style:style style:name="P34" style:parent-style-name="Textbody" style:family="paragraph">
      <style:paragraph-properties fo:text-align="justify"/>
      <style:text-properties fo:language="en" fo:country="US"/>
    </style:style>
    <style:style style:name="P35" style:parent-style-name="Textbody" style:family="paragraph">
      <style:paragraph-properties fo:text-align="justify"/>
      <style:text-properties fo:language="en" fo:country="US"/>
    </style:style>
    <style:style style:name="P36" style:parent-style-name="Textbody" style:family="paragraph">
      <style:paragraph-properties fo:text-align="justify"/>
      <style:text-properties fo:language="en" fo:country="US"/>
    </style:style>
    <style:style style:name="P37" style:parent-style-name="Textbody" style:family="paragraph">
      <style:paragraph-properties fo:text-align="justify"/>
      <style:text-properties fo:language="en" fo:country="US"/>
    </style:style>
    <style:style style:name="P38" style:parent-style-name="Heading2" style:family="paragraph">
      <style:paragraph-properties fo:text-align="justify"/>
    </style:style>
    <style:style style:name="P39" style:parent-style-name="Textbody" style:family="paragraph">
      <style:paragraph-properties fo:text-align="justify"/>
      <style:text-properties fo:language="en" fo:country="US"/>
    </style:style>
    <style:style style:name="P40" style:parent-style-name="Textbody" style:family="paragraph">
      <style:paragraph-properties fo:text-align="justify"/>
      <style:text-properties fo:language="en" fo:country="US"/>
    </style:style>
    <style:style style:name="P41" style:parent-style-name="Textbody" style:family="paragraph">
      <style:paragraph-properties fo:text-align="justify"/>
      <style:text-properties fo:language="en" fo:country="US"/>
    </style:style>
    <style:style style:name="P42" style:parent-style-name="Heading3" style:family="paragraph">
      <style:paragraph-properties fo:text-align="justify"/>
      <style:text-properties fo:language="en" fo:country="US"/>
    </style:style>
    <style:style style:name="P43" style:parent-style-name="Standard" style:family="paragraph">
      <style:paragraph-properties fo:text-align="justify"/>
      <style:text-properties fo:language="en" fo:country="US"/>
    </style:style>
    <style:style style:name="P44" style:parent-style-name="Standard" style:family="paragraph">
      <style:paragraph-properties fo:text-align="justify"/>
      <style:text-properties fo:language="en" fo:country="US"/>
    </style:style>
    <style:style style:name="P45" style:parent-style-name="Standard" style:family="paragraph">
      <style:paragraph-properties fo:text-align="justify"/>
      <style:text-properties fo:language="en" fo:country="US"/>
    </style:style>
    <style:style style:name="P46" style:parent-style-name="Textbody" style:family="paragraph">
      <style:paragraph-properties fo:text-align="justify"/>
      <style:text-properties fo:language="en" fo:country="US"/>
    </style:style>
    <style:style style:name="P47" style:parent-style-name="Textbody" style:family="paragraph">
      <style:paragraph-properties fo:text-align="justify"/>
      <style:text-properties fo:language="en" fo:country="US"/>
    </style:style>
    <style:style style:name="P48" style:parent-style-name="Textbody" style:family="paragraph">
      <style:paragraph-properties fo:text-align="justify"/>
      <style:text-properties fo:language="en" fo:country="US"/>
    </style:style>
    <style:style style:name="P49" style:parent-style-name="Textbody" style:family="paragraph">
      <style:paragraph-properties fo:text-align="justify"/>
      <style:text-properties fo:font-weight="bold" style:font-weight-asian="bold" style:font-weight-complex="bold" fo:font-size="14pt" style:font-size-asian="14pt" style:font-size-complex="14pt" fo:language="en" fo:country="US"/>
    </style:style>
    <style:style style:name="P50" style:parent-style-name="Standard" style:family="paragraph">
      <style:paragraph-properties fo:text-align="justify"/>
      <style:text-properties fo:language="en" fo:country="US"/>
    </style:style>
    <style:style style:name="P51" style:parent-style-name="Standard" style:family="paragraph">
      <style:paragraph-properties fo:text-align="justify"/>
      <style:text-properties fo:language="en" fo:country="US"/>
    </style:style>
    <style:style style:name="P52" style:parent-style-name="Standard" style:family="paragraph">
      <style:paragraph-properties fo:text-align="justify"/>
      <style:text-properties fo:language="en" fo:country="US"/>
    </style:style>
    <style:style style:name="P53" style:parent-style-name="Heading3" style:family="paragraph">
      <style:paragraph-properties fo:text-align="justify"/>
      <style:text-properties fo:language="en" fo:country="US"/>
    </style:style>
    <style:style style:name="P54" style:parent-style-name="Textbody" style:family="paragraph">
      <style:paragraph-properties fo:text-align="justify"/>
      <style:text-properties fo:language="en" fo:country="US"/>
    </style:style>
    <style:style style:name="P55" style:parent-style-name="Textbody" style:family="paragraph">
      <style:paragraph-properties fo:text-align="justify"/>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dy" style:family="paragraph">
      <style:paragraph-properties fo:text-align="justify"/>
      <style:text-properties fo:language="en" fo:country="US"/>
    </style:style>
    <style:style style:name="P60" style:parent-style-name="Textbody" style:family="paragraph">
      <style:paragraph-properties fo:text-align="justify"/>
      <style:text-properties fo:language="en" fo:country="US"/>
    </style:style>
    <style:style style:name="P61" style:parent-style-name="Textbody" style:family="paragraph">
      <style:paragraph-properties fo:text-align="justify"/>
    </style:style>
    <style:style style:name="T62" style:parent-style-name="DefaultParagraphFont" style:family="text">
      <style:text-properties fo:language="en" fo:country="US"/>
    </style:style>
    <style:style style:name="P63" style:parent-style-name="Heading3"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text-properties fo:language="en" fo:country="US"/>
    </style:style>
    <style:style style:name="P66" style:parent-style-name="Textbody" style:family="paragraph">
      <style:paragraph-properties fo:text-align="justify"/>
      <style:text-properties fo:language="en" fo:country="US"/>
    </style:style>
    <style:style style:name="P67" style:parent-style-name="Heading4" style:family="paragraph">
      <style:paragraph-properties fo:text-align="justify"/>
      <style:text-properties fo:language="en" fo:country="US"/>
    </style:style>
    <style:style style:name="P68" style:parent-style-name="Textbody" style:family="paragraph">
      <style:paragraph-properties fo:text-align="justify"/>
      <style:text-properties fo:language="en" fo:country="US"/>
    </style:style>
    <style:style style:name="P69" style:parent-style-name="Textbody" style:family="paragraph">
      <style:paragraph-properties fo:text-align="justify"/>
      <style:text-properties fo:language="en" fo:country="US"/>
    </style:style>
    <style:style style:name="P70" style:parent-style-name="Textbody" style:family="paragraph">
      <style:paragraph-properties fo:text-align="justify"/>
      <style:text-properties fo:language="en" fo:country="US"/>
    </style:style>
    <style:style style:name="P71" style:parent-style-name="Textbody" style:family="paragraph">
      <style:paragraph-properties fo:text-align="justify"/>
      <style:text-properties fo:language="en" fo:country="US"/>
    </style:style>
    <style:style style:name="P72" style:parent-style-name="Textbody" style:family="paragraph">
      <style:paragraph-properties fo:text-align="justify"/>
      <style:text-properties fo:language="en" fo:country="US"/>
    </style:style>
    <style:style style:name="P73" style:parent-style-name="Textbody" style:family="paragraph">
      <style:paragraph-properties fo:text-align="justify"/>
      <style:text-properties fo:language="en" fo:country="US"/>
    </style:style>
    <style:style style:name="P74" style:parent-style-name="Heading3" style:family="paragraph">
      <style:paragraph-properties fo:text-align="justify"/>
      <style:text-properties fo:language="en" fo:country="US"/>
    </style:style>
    <style:style style:name="P75" style:parent-style-name="Textbody" style:family="paragraph">
      <style:paragraph-properties fo:text-align="justify"/>
      <style:text-properties fo:language="en" fo:country="US"/>
    </style:style>
    <style:style style:name="P76" style:parent-style-name="Heading4" style:family="paragraph">
      <style:paragraph-properties fo:text-align="justify"/>
    </style:style>
    <style:style style:name="P77" style:parent-style-name="Textbody" style:family="paragraph">
      <style:paragraph-properties fo:text-align="justify"/>
      <style:text-properties fo:language="en" fo:country="US"/>
    </style:style>
    <style:style style:name="P78" style:parent-style-name="Textbody" style:family="paragraph">
      <style:paragraph-properties fo:text-align="justify"/>
      <style:text-properties fo:language="en" fo:country="US"/>
    </style:style>
    <style:style style:name="P79" style:parent-style-name="Textbody" style:family="paragraph">
      <style:paragraph-properties fo:text-align="justify"/>
      <style:text-properties fo:language="en" fo:country="US"/>
    </style:style>
    <style:style style:name="P80" style:parent-style-name="Textbody" style:family="paragraph">
      <style:paragraph-properties fo:text-align="justify"/>
      <style:text-properties fo:language="en" fo:country="US"/>
    </style:style>
    <style:style style:name="P81" style:parent-style-name="Heading3" style:family="paragraph">
      <style:paragraph-properties fo:text-align="justify"/>
    </style:style>
    <style:style style:name="P82" style:parent-style-name="Textbody" style:family="paragraph">
      <style:paragraph-properties fo:text-align="justify"/>
      <style:text-properties fo:language="en" fo:country="US"/>
    </style:style>
    <style:style style:name="P83" style:parent-style-name="Textbody" style:family="paragraph">
      <style:paragraph-properties fo:text-align="justify"/>
      <style:text-properties fo:language="en" fo:country="US"/>
    </style:style>
    <style:style style:name="P84" style:parent-style-name="Heading4" style:family="paragraph">
      <style:paragraph-properties fo:text-align="justify"/>
      <style:text-properties fo:language="en" fo:country="US"/>
    </style:style>
    <style:style style:name="P85" style:parent-style-name="Textbody" style:family="paragraph">
      <style:paragraph-properties fo:text-align="justify"/>
      <style:text-properties fo:language="en" fo:country="US"/>
    </style:style>
    <style:style style:name="P86" style:parent-style-name="Textbody" style:family="paragraph">
      <style:paragraph-properties fo:text-align="justify"/>
      <style:text-properties fo:language="en" fo:country="US"/>
    </style:style>
    <style:style style:name="P87" style:parent-style-name="Textbody" style:family="paragraph">
      <style:paragraph-properties fo:text-align="justify"/>
      <style:text-properties fo:language="en" fo:country="US"/>
    </style:style>
    <style:style style:name="P88" style:parent-style-name="Heading4" style:family="paragraph">
      <style:paragraph-properties fo:text-align="justify"/>
    </style:style>
    <style:style style:name="P89" style:parent-style-name="Textbody" style:family="paragraph">
      <style:paragraph-properties fo:text-align="justify"/>
    </style:style>
    <style:style style:name="T90" style:parent-style-name="DefaultParagraphFont" style:family="text">
      <style:text-properties fo:language="en" fo:country="US"/>
    </style:style>
    <style:style style:name="P91" style:parent-style-name="Textbody" style:family="paragraph">
      <style:paragraph-properties fo:text-align="justify"/>
      <style:text-properties fo:language="en" fo:country="US"/>
    </style:style>
    <style:style style:name="P92" style:parent-style-name="Textbody" style:family="paragraph">
      <style:paragraph-properties fo:text-align="justify"/>
      <style:text-properties fo:language="en" fo:country="US"/>
    </style:style>
    <style:style style:name="P93" style:parent-style-name="Heading3"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Heading3" style:family="paragraph">
      <style:paragraph-properties fo:text-align="justify"/>
      <style:text-properties fo:language="en" fo:country="US"/>
    </style:style>
    <style:style style:name="P97" style:parent-style-name="Textbody" style:family="paragraph">
      <style:paragraph-properties fo:text-align="justify"/>
      <style:text-properties fo:language="en" fo:country="US"/>
    </style:style>
    <style:style style:name="P98" style:parent-style-name="Textbody" style:family="paragraph">
      <style:paragraph-properties fo:text-align="justify"/>
      <style:text-properties fo:language="en" fo:country="US"/>
    </style:style>
    <style:style style:name="P99" style:parent-style-name="Heading2" style:family="paragraph">
      <style:paragraph-properties fo:text-align="justify"/>
      <style:text-properties fo:language="en" fo:country="US"/>
    </style:style>
    <style:style style:name="P100" style:parent-style-name="Textbody" style:family="paragraph">
      <style:paragraph-properties fo:text-align="justify"/>
      <style:text-properties fo:language="en" fo:country="US"/>
    </style:style>
    <style:style style:name="P101" style:parent-style-name="Textbody" style:family="paragraph">
      <style:paragraph-properties fo:text-align="justify"/>
      <style:text-properties fo:language="en" fo:country="US"/>
    </style:style>
    <style:style style:name="P102" style:parent-style-name="Textbody" style:family="paragraph">
      <style:paragraph-properties fo:text-align="justify"/>
      <style:text-properties fo:language="en" fo:country="US"/>
    </style:style>
    <style:style style:name="P103" style:parent-style-name="Textbody" style:family="paragraph">
      <style:paragraph-properties fo:text-align="justify"/>
      <style:text-properties fo:language="en" fo:country="US"/>
    </style:style>
    <style:style style:name="P104" style:parent-style-name="Heading2" style:family="paragraph">
      <style:paragraph-properties fo:text-align="justify"/>
      <style:text-properties fo:font-size="16pt" style:font-size-asian="16pt" style:font-size-complex="16pt" fo:language="en" fo:country="US"/>
    </style:style>
    <style:style style:name="P105" style:parent-style-name="Textbody" style:family="paragraph">
      <style:paragraph-properties fo:text-align="justify"/>
      <style:text-properties fo:language="en" fo:country="US"/>
    </style:style>
    <style:style style:name="P106" style:parent-style-name="Textbody" style:family="paragraph">
      <style:paragraph-properties fo:text-align="justify"/>
      <style:text-properties fo:language="en" fo:country="US"/>
    </style:style>
    <style:style style:name="P107" style:parent-style-name="Textbody" style:family="paragraph">
      <style:paragraph-properties fo:text-align="justify"/>
      <style:text-properties fo:language="en" fo:country="US"/>
    </style:style>
    <style:style style:name="P108" style:parent-style-name="Textbody" style:family="paragraph">
      <style:paragraph-properties fo:text-align="justify"/>
      <style:text-properties fo:language="en" fo:country="US"/>
    </style:style>
    <style:style style:name="P109" style:parent-style-name="Heading2" style:family="paragraph">
      <style:paragraph-properties fo:text-align="justify"/>
      <style:text-properties fo:font-size="16pt" style:font-size-asian="16pt" style:font-size-complex="16pt" fo:language="en" fo:country="US"/>
    </style:style>
    <style:style style:name="P110" style:parent-style-name="Standard" style:family="paragraph">
      <style:paragraph-properties fo:text-align="justify"/>
      <style:text-properties fo:language="en" fo:country="US"/>
    </style:style>
    <style:style style:name="P111" style:parent-style-name="Standard" style:family="paragraph">
      <style:paragraph-properties fo:text-align="justify"/>
      <style:text-properties fo:language="en" fo:country="US"/>
    </style:style>
    <style:style style:name="P112" style:parent-style-name="Standard" style:family="paragraph">
      <style:paragraph-properties fo:text-align="justify"/>
      <style:text-properties fo:language="en" fo:country="US"/>
    </style:style>
    <style:style style:name="P113" style:parent-style-name="Standard" style:family="paragraph">
      <style:paragraph-properties fo:text-align="justify"/>
      <style:text-properties fo:language="en" fo:country="US"/>
    </style:style>
    <style:style style:name="P114" style:parent-style-name="Textbody" style:family="paragraph">
      <style:paragraph-properties fo:text-align="justify"/>
      <style:text-properties fo:language="en" fo:country="US"/>
    </style:style>
    <style:style style:name="P115" style:parent-style-name="Heading3" style:family="paragraph">
      <style:paragraph-properties fo:text-align="justify"/>
    </style:style>
    <style:style style:name="P116" style:parent-style-name="Standard" style:family="paragraph">
      <style:paragraph-properties fo:text-align="justify"/>
      <style:text-properties fo:language="en" fo:country="US"/>
    </style:style>
    <style:style style:name="P117" style:parent-style-name="Standard" style:family="paragraph">
      <style:paragraph-properties fo:text-align="justify"/>
      <style:text-properties fo:language="en" fo:country="US"/>
    </style:style>
    <style:style style:name="P118" style:parent-style-name="Standard" style:family="paragraph">
      <style:paragraph-properties fo:text-align="justify"/>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P121" style:parent-style-name="Standard" style:family="paragraph">
      <style:paragraph-properties fo:text-align="justify"/>
    </style:style>
    <style:style style:name="P122" style:parent-style-name="Standard" style:family="paragraph">
      <style:paragraph-properties fo:text-align="justify"/>
      <style:text-properties fo:language="en" fo:country="US"/>
    </style:style>
    <style:style style:name="P123" style:parent-style-name="Standard" style:family="paragraph">
      <style:paragraph-properties fo:text-align="justify"/>
      <style:text-properties fo:language="en" fo:country="US"/>
    </style:style>
    <style:style style:name="P124" style:parent-style-name="Standard" style:family="paragraph">
      <style:paragraph-properties fo:text-align="justify"/>
      <style:text-properties fo:language="en" fo:country="US"/>
    </style:style>
    <style:style style:name="P125" style:parent-style-name="Standard" style:family="paragraph">
      <style:paragraph-properties fo:text-align="justify"/>
      <style:text-properties fo:language="en" fo:country="US"/>
    </style:style>
    <style:style style:name="P126" style:parent-style-name="Heading2" style:family="paragraph">
      <style:paragraph-properties fo:text-align="justify"/>
      <style:text-properties fo:language="en" fo:country="US"/>
    </style:style>
    <style:style style:name="P127" style:parent-style-name="Heading2" style:family="paragraph">
      <style:paragraph-properties fo:text-align="justify"/>
      <style:text-properties fo:font-size="16pt" style:font-size-asian="16pt" style:font-size-complex="16pt" fo:language="en" fo:country="US"/>
    </style:style>
    <style:style style:name="P128" style:parent-style-name="Heading2" style:family="paragraph">
      <style:paragraph-properties fo:text-align="justify"/>
      <style:text-properties fo:language="en" fo:country="US"/>
    </style:style>
    <style:style style:name="P129" style:parent-style-name="Standard" style:family="paragraph">
      <style:paragraph-properties fo:text-align="justify"/>
      <style:text-properties fo:language="en" fo:country="US"/>
    </style:style>
  </office:automatic-styles>
  <office:body>
    <office:text text:use-soft-page-breaks="true">
      <text:p text:style-name="P1">Filesystem report</text:p>
      <text:h text:style-name="P2" text:outline-level="1">Overview of the architecture</text:h>
      <text:p text:style-name="P3">This first section explains the architecture of the<text:s/>high-level<text:s/>filesystem.</text:p>
      <text:p text:style-name="P4">In the implementation of the filesystem, we have several<text:s/>files<text:s/>that plays an important rôle.</text:p>
      <text:p text:style-name="P5">fopen.c -&gt; high level library (interface with the other process)</text:p>
      <text:p text:style-name="P6">aos_rpc -&gt; makes the communication between high level and fat32 (interface between the shared the libraries and fat32 which is responsible for<text:s/>maintaining<text:s/>the invariants by the disk)</text:p>
      <text:p text:style-name="P7">fat32.c-&gt; fat32 implementation (service responsible to maintain the invariants)</text:p>
      <text:p text:style-name="P8">blockdriver.c-&gt; block driver (service responsible of the actual communication of the disk)</text:p>
      <text:p text:style-name="P9">// TODO : Ajouter une figure avec les trois responsabilités</text:p>
      <text:h text:style-name="P10" text:outline-level="4">Each file, each responsibility</text:h>
      <text:p text:style-name="P11">The bloc driver<text:s/>communicates<text:s/>with the disk, the fat32 filesystems maintains the invariants<text:s/>required by the fat32 filesystem<text:s/>and the<text:s/>RPC framework<text:s/>is responsible for the communication with the rest of the world.</text:p>
      <text:h text:style-name="P12" text:outline-level="4">The<text:s/>block driver<text:s/>and the filesystem are a bound<text:s/>together.</text:h>
      <text:p text:style-name="P13">A key decision is that the driver block and the filesystem for fat32 are implemented in the same process. There is no RPC call between the two. The filesystem has a pointer to the driver block to communicate with the disk. The filesystem is responsible for maintaining the invariants in the disk, while the driver block is responsible for communicating with the disk. Otherwise, both components run in the init process. This architectural decision was made because it is consistent with the rest of the system. We decided to put all services in the init process and that all RPC requests go directly to init. For the design of the filesystem<text:s/>architecture,<text:s/>it is<text:s/>therefore:<text:s/>No need to reinvent the wheel!</text:p>
      <text:h text:style-name="P14" text:outline-level="4">The filesystem<text:s/>maintains<text:s/>the required invariants in a fat32<text:s/>filesystem</text:h>
      <text:p text:style-name="P15">One of the central points of this architecture is that the single point of trust for maintaining the invariants required by the fat32 is the fat32 which will internally use the block driver to communicate with the disk. This implies that any request for the filesystem must go through the process init and more precisely the fat32 filesystem.</text:p>
      <text:h text:style-name="P16" text:outline-level="4">The communication with the rest of the world is done through an RPC call</text:h>
      <text:p text:style-name="P17">There is nothing more to say here. Each request goes through an RPC call and comes directly into the init process.<text:s/>As a normal service, the filesystem does not escape this rule.</text:p>
      <text:h text:style-name="P18" text:outline-level="4">Finally, a solid test infrastructure</text:h>
      <text:p text:style-name="P19">A final point is the infrastructure that has been developed to test our system file. When we mount the filesystem in the init process, we can call a function that performs a battery of tests and verifies that our implementation is able to read and write a disk correctly with fat32. These tests are done locally and block the bone until they are finished.<text:s/>Obviously,<text:s/>they are removed at production time and can also return errors if the SD card does not contain certain files at startup.</text:p>
      <text:p text:style-name="P20"/>
      <text:p text:style-name="P21">Once these tests work, I took a subset of these tests and created a new process that performs<text:s/>the same<text:s/>operations. The question of using the same tests may seem surprising, but there is a real explanation behind it. By using different tests, you can certainly check for<text:s/>more<text:s/>traces. However, if the test returns an error, we don't know if the error is coming from the communication between the processes or from fat32. Using the same test allows to speed up the discovery of the bug, because it is with a very high probability in the RPC.</text:p>
      <text:h text:style-name="P22" text:outline-level="3">Implementation of the block driver</text:h>
      <text:h text:style-name="P23" text:outline-level="4">What is a block<text:s/>driver?</text:h>
      <text:p text:style-name="P24">A block driver is a software component that enables a computer's operating system or processes to communicate with block devices, such as hard drives, solid-state drives, USB flash drives and SD cards.</text:p>
      <text:p text:style-name="P25">A block device is a storage device that reads and writes data in fixed-size chunks or blocks. The block driver acts as an interface between the operating system and the block device, allowing the operating system to read and write data to the device. In our case, thanks to the<text:s/>block<text:s/>driver<text:s/>we can see our<text:s/>block device<text:s/>as a gigantic array with each entry as an array of 512 bytes.</text:p>
      <text:p text:style-name="P26">The block driver provides a set of functions that allow the operating system to access the block device, including functions to read and write blocks of data, query device properties, and perform other operations. In addition to providing basic access to the block device, block drivers also provide functionality such as caching, buffering, and error handling. Caching and buffering can help improve performance by reducing the number of disk accesses needed to read or write data, while error handling can help ensure data integrity by detecting and correcting errors that occur during data transfer.</text:p>
      <text:p text:style-name="P27">The driver block we are given is not as powerful and does not have all the features, but it allows to read and write<text:s/>blocks,<text:s/>and this is enough to build a filesystem on top of it.</text:p>
      <text:h text:style-name="P28" text:outline-level="4">Performance evalutation</text:h>
      <text:h text:style-name="P29" text:outline-level="4">Extra<text:s/>milestone:<text:s/>Implementing a cache into the block driver</text:h>
      <text:h text:style-name="P30" text:outline-level="2">What is a file system</text:h>
      <text:p text:style-name="P31">In computer science, a file system is a method of organizing and storing data on a computer's storage devices, such as hard drives, solid-state drives, and USB flash drives. A file system provides a way to organize and access data by creating a hierarchical structure of files and directories.</text:p>
      <text:p text:style-name="P32">At its most basic level, a file system provides a way to store and retrieve files on a storage device. However, modern file systems also provide additional functionality, such as file permissions and security features, support for different file types and data compression, and data recovery features.</text:p>
      <text:p text:style-name="P33">A file system typically consists of several key components, including:</text:p>
      <text:list text:style-name="LFO1" text:continue-numbering="true">
        <text:list-item>
          <text:p text:style-name="P34">Data structures: A file system uses various data structures, such as directories, files, and blocks, to organize and store data on a storage device.</text:p>
        </text:list-item>
        <text:list-item>
          <text:p text:style-name="P35">File naming conventions: A file system provides a way to name files and directories, typically using a hierarchical structure of names separated by slashes or backslashes.</text:p>
        </text:list-item>
        <text:list-item>
          <text:p text:style-name="P36">Data access methods: A file system provides various methods for accessing and manipulating data stored on a storage device, such as reading, writing, and deleting files.</text:p>
        </text:list-item>
        <text:list-item>
          <text:p text:style-name="P37">Security features: A file system can provide various security features, such as file permissions and encryption, to protect data stored on a storage device.</text:p>
        </text:list-item>
      </text:list>
      <text:h text:style-name="P38" text:outline-level="2">What is FAT</text:h>
      <text:p text:style-name="P39">FAT (File Allocation Table) is a file system used on many types of storage media, including floppy disks, USB flash drives, and memory cards. The FAT file system was introduced by Microsoft in 1977 and has since become one of the most widely used file systems due to its simplicity and compatibility with a wide range of operating systems.</text:p>
      <text:p text:style-name="P40">The FAT file system uses a file allocation table to keep track of the location of files and directories on the storage media. This table is essentially a map that lists the clusters (blocks of storage space) that are allocated to each file and directory on the disk.</text:p>
      <text:p text:style-name="P41">One of the key features of the FAT file system is its use of 8.3 filenames, which are filenames consisting of up to eight characters followed by a three-character extension. This limit on the length of filenames and the use of a limited character set (only uppercase letters, numbers, and a few special characters) was a limitation of early computing hardware but has since become a standard that is still used today.<text:s/>One of the extra milestones was to implement long entries in the filename to overcome this limitation.</text:p>
      <text:h text:style-name="P42" text:outline-level="3">FAT32 vs previous versions</text:h>
      <text:p text:style-name="P43">The FAT32 file system is an updated version of the original FAT file system and includes several key differences compared to other FAT filesystems, such as FAT12 and FAT16:</text:p>
      <text:p text:style-name="P44"/>
      <text:list text:style-name="LFO2" text:continue-numbering="true">
        <text:list-item>
          <text:p text:style-name="P45">Maximum partition size: One of the key differences between FAT32 and earlier FAT filesystems is the maximum partition size. FAT12 and FAT16 have limitations on the size of the partition they can support. FAT12 supports partitions up to 16MB, while FAT16 supports up to 2GB. FAT32, on the other hand, supports partitions up to 2 terabytes (TB).<text:s/>This is also the reason why the SD card needs to have a certain minimum size.</text:p>
        </text:list-item>
        <text:list-item>
          <text:p text:style-name="P46">Cluster size: Another difference between FAT32 and earlier FAT filesystems is the cluster size. In FAT12 and FAT16, the cluster size is fixed, meaning that the entire partition is divided into clusters of a specific size. However, in FAT32, the cluster size can be adjusted to match the size of the partition. This can help improve the efficiency of the file system by reducing the amount of wasted space on the disk.<text:s/>In the SD card used for the tests, the cluster size was 4096 bytes divided into 8 sectors of 512 bytes,</text:p>
        </text:list-item>
        <text:list-item>
          <text:p text:style-name="P47">File and directory size limits: FAT12 and FAT16 have limitations on the maximum size of individual files and directories. FAT12 supports file sizes up to 32MB, while FAT16 supports file sizes up to 2GB. In addition, both FAT12 and FAT16 have limitations on the number of files and directories that can be stored on a partition. FAT32 removes these limitations, allowing for larger files and more files and directories on a single partition.</text:p>
        </text:list-item>
      </text:list>
      <text:p text:style-name="P48">In summary, FAT32 offers several key improvements over earlier FAT filesystems, including support for larger partitions, larger files and directories, and improved performance. These improvements have made FAT32 a popular file system for use on a wide range of devices, including USB drives, SD cards, and other types of removable media.</text:p>
      <text:soft-page-break/>
      <text:p text:style-name="P49">My first real<text:s/>low-level<text:s/>project</text:p>
      <text:p text:style-name="P50">The first part of the project was to define the requirements and how I can integrate this piece of software into our complex system. Once the requirements and specifications have been defined, the next step was to imagine the architecture between the fat32 filesystem, the block drivers and the rest of the operating system. The design phase also includes defining the data structures and algorithms that will be used to implement the software.</text:p>
      <text:p text:style-name="P51"/>
      <text:p text:style-name="P52">Overall, writing such a piece of code is a complex and challenging process that requires strong<text:s/>C<text:s/>programming skills and a collaboration with other the other teammates.<text:s/>I really realized while programming this part how important courses like parallel programming and system programming and computer architecture were to understand what we were doing with C.<text:s/>We had multiple discussions and calls with Jan to discuss how we want to integrate the shell and the software together.</text:p>
      <text:h text:style-name="P53" text:outline-level="3">Understanding the fat32 specification</text:h>
      <text:p text:style-name="P54">Understanding the fat32 specification was a daunting task. I divided this big task into multiple parts:</text:p>
      <text:list text:style-name="LFO3" text:continue-numbering="true">
        <text:list-item>
          <text:p text:style-name="P55"><text:span text:style-name="T56">Gather some<text:s/></text:span><text:span text:style-name="T57">resources</text:span><text:span text:style-name="T58"><text:s/>about fat32 on internet. I found multiple websites that helped me to better understand the fat32 specification.<text:s/></text:span>TODO : add links here</text:p>
        </text:list-item>
        <text:list-item>
          <text:p text:style-name="P59">Then I tried to get the big picture. How does fat32<text:s/>works?<text:s/>What are key<text:s/>concepts?</text:p>
        </text:list-item>
        <text:list-item>
          <text:p text:style-name="P60">Looked up unfamiliar terms. What is a<text:s/>cluster?<text:s/>What is a<text:s/>sector?<text:s/>A lot of terms were unknown for me at the<text:s/>beginning,<text:s/>and I had to learn all of them.</text:p>
        </text:list-item>
        <text:list-item>
          <text:p text:style-name="P61"><text:span text:style-name="T62">Then I broke down each section down into smaller, more manageable sections.<text:s/></text:span>It helped me to understand fat32 step by step.</text:p>
        </text:list-item>
      </text:list>
      <text:h text:style-name="P63" text:outline-level="3">The actual implementation</text:h>
      <text:p text:style-name="P64">TODO : Add une table avec le rôle de chaque fichier</text:p>
      <text:p text:style-name="P65">The implementation of the fat32.c file has more than 1500 lines and explaining everything would be a bit long for this report. This section explains the main lines. If the reader wants to have a more precise view, he can read the source code. The variable names describe what the code does.<text:s/>However,, the big picture can be divided into three sections.</text:p>
      <text:p text:style-name="P66">// TODO: Create appendix with small description of each function</text:p>
      <text:h text:style-name="P67" text:outline-level="4">The<text:s/>data structures<text:s/>used for the fat</text:h>
      <text:p text:style-name="P68">We have 3 data structures that are used in my implementation of fat32. The first one is fat32_filesystem. This structure contains all the important general information about fat.</text:p>
      <text:p text:style-name="P69">TODO: Add array with each field what it is used for</text:p>
      <text:p text:style-name="P70">This data structure is a data structure that is intrinsically linked to fat32 (that's why I also ask the compiler not to optimize this field). fat32_entry is used to<text:s/>identify<text:s/>an entry in our fat32. If a program has a value of a fat32_entry, any implementation would be able to read the corresponding file or folder.</text:p>
      <text:p text:style-name="P71">TODO: Add array with each field what it is used for</text:p>
      <text:p text:style-name="P72">fat32_handle is a structure that allows to identify an entry (file or directory) and to interact with it. The difference between fat32_entry and fat32_handle is that the former is stateless while the latter stores a state next to it. Having a side effect allows for example to keep the position of a cursor in a<text:s/><text:soft-page-break/>file for seek or to have an index of the current directory for readdir. This structure is mainly used to communicate with the library on top of it.</text:p>
      <text:p text:style-name="P73">TODO: Add array with each field what it is used for</text:p>
      <text:h text:style-name="P74" text:outline-level="3">Functions used to implement the fat32 filesystem</text:h>
      <text:p text:style-name="P75">The functions can be roughly categorized into 3 parts.</text:p>
      <text:h text:style-name="P76" text:outline-level="4">Category 1 : Helper functions</text:h>
      <text:p text:style-name="P77">The functions can be roughly categorized into 3 parts. The first category are the helpers functions. These are functions without side effect (they do not return errors) and are used for the following 3 reasons.</text:p>
      <text:p text:style-name="P78">1) The code is more readable. When you read the source code of a function, you understand more quickly what it does.</text:p>
      <text:p text:style-name="P79">2) It avoids a lot of duplication. Because these functions are used in many different places</text:p>
      <text:p text:style-name="P80">3) We can test these functions very easily and it allows to find bugs much faster.</text:p>
      <text:h text:style-name="P81" text:outline-level="3">Category 2 :</text:h>
      <text:p text:style-name="P82">The second category of functions corresponds to all the functions that perform operations on the fat32, but that do not correspond to an action that can be done by a user (fopen, read,mkdir,...). An example of a function that is in this category is get_next_cluster that will read the content of the next cluster when given a cluster number. Another example is fat32_remove_chain. This function will delete a complete cluster string and update the state by writing to the disk.</text:p>
      <text:p text:style-name="P83">Two functions are particularly important in this category and that's why I will give them special attention in the report. They are used in several other functions. In other words, if these two functions are written with bugs, the whole filesystem may end up in an undefined state very quickly and the invariants required for fat32 may not be satisfied anymore.</text:p>
      <text:h text:style-name="P84" text:outline-level="4">fat32_resolve</text:h>
      <text:p text:style-name="P85">Resolving a path means determining the full path or location of a file or directory on the fat32 filesystem, based on a given path. A path is a sequence of directories and filenames that specify the location of a file or directory relative to the root directory of a file system.</text:p>
      <text:p text:style-name="P86">Fat32_resolve takes as input a path and returns a handle on a file / directory that matches the path given as input. If the input path is not valid, then fat32_resolve will return an error. The pseudo code explains how this function works.</text:p>
      <text:p text:style-name="P87">TODO : Add algorithme dans latex</text:p>
      <text:h text:style-name="P88" text:outline-level="4">fat32_iterate_over_directories</text:h>
      <text:p text:style-name="P89"><text:span text:style-name="T90">The first function a allows to cross a path to receive a handle. A second essential function is a function that allows to cross a directory files and to perform a function or an operation. This function iterates over each folder and calls the function given as input.<text:s/></text:span>The pseudo code explains the logic of this function.</text:p>
      <text:p text:style-name="P91">TODO : Add<text:s/>algorithm<text:s/>dans latex</text:p>
      <text:soft-page-break/>
      <text:p text:style-name="P92">To conclude, I decided to include these two functions in my report, because in my opinion they are the two most important functions for building a fat32. Without these two functions it is impossible to build even a subset of the filesystem.</text:p>
      <text:h text:style-name="P93" text:outline-level="3">Category 3 :</text:h>
      <text:p text:style-name="P94">La dernière catégorie de fonctions sont les fonctions qui correspondent à une opération qui peut être appellé par les autres processus pour faire une opération sur le fat32. Le tableau en dessous explique ce que chaque fonction fait. Chaque fonction est appellée par RPC à travers la librairie implémentée dans fopen.</text:p>
      <text:p text:style-name="P95">// TODO : Add table avec chaque tableau et ce qu’elle fait</text:p>
      <text:h text:style-name="P96" text:outline-level="3">Communication with the real world</text:h>
      <text:p text:style-name="P97">Great, we have a working file system, we can read, write, add new directories, delete directories and do many other operations. It would be foolish to think that the work ends here.</text:p>
      <text:p text:style-name="P98">At first, our file system is only available for the init process and is therefore not visible in the rest of the operating system. So we need a gateway for our file system to take advantage of the functionality of the file system. Should we integrate the file system as a library that the process can use? Should we use RPC calls and centralize everything in init? At this point a decision must be made and it will impact the integration into the operating system. At this point, two variants have been imaginated</text:p>
      <text:h text:style-name="P99" text:outline-level="2">A full barrelfish library</text:h>
      <text:p text:style-name="P100">The first idea is certainly the most creative. The idea was to have a minimum common service which is the block driver and that this one lies in init. Each application that wants to interact with the fat32 formatted disk, can use an #include &lt;fat32.h&gt; and directly with a pointer to the block driver call the functions to manipulate the fat32 formatted disk. The critical part where several processes can communicate at the same time is the block driver and this part would be protected by a lock.</text:p>
      <text:p text:style-name="P101">This idea has remained at the idea level because it seems very excentric and difficult to put into practice.<text:s/>Certainly,<text:s/>the purpose of this course was to get us to see other types of operations and to exploit other ideas. I think that if I hadn't seen barrelfish and had not had this course, I would have thought much more orthodox and wouldn't have gone off the beaten path of unix. Thus I would never have taught about it.</text:p>
      <text:p text:style-name="P102">Still, I took the time to think about this idea and ask myself some questions about these benefits. I see an advantage in an operating system like Barrelfish. Barrelfish is a microkernel that offers a lot of flexibility and allows to simulate behaviors that are not possible in a monolithic kernel like linux. Let's imagine an application that is extremely I/O intensive. Each call could interact directly with the block driver and can avoid going through RPC calls and losing precious time/cycles. Another advantage is that the filesystem is implemented as a library. This means that in case of very specific patterns in the application, an experienced programmer could also modify this library and specialize it to make the task in question much faster.</text:p>
      <text:p text:style-name="P103">To conclude, this exentric idea shows how a system such as barrelfish allows to imagine very different computer systems. The fact of pushing a large part of the kernel into userspace gives this extra flexibility.</text:p>
      <text:soft-page-break/>
      <text:h text:style-name="P104" text:outline-level="2">A single service that lies in init</text:h>
      <text:p text:style-name="P105">The second idea and solution is to do the following. The filesystem is directly integrated in the init process with the block driver and each process that wishes to interact with the filesystem will simply call a high level API that will send the request with an RPC call. Compared to the first idea, this design decision is clearly less original and is ultimately very similar to what we have in a UNIX-like system.</text:p>
      <text:p text:style-name="P106">There are several reasons why I decided to go this route. The first is that this design is consistent with the rest of our system and that is clearly important. Consistency allows us to greatly simplify our RPC infrastructure for example. We decided to have all services within init in the team. This is a design decision that has its drawbacks and disadvantages. Is it the right one? Only God knows. On the other hand, since we decided to go in this direction, it is logical that I also go in this direction for my individual milestone.</text:p>
      <text:p text:style-name="P107">A second point that is also to be taken into account is the available time. Building and integrating a fat32 file system is not a leetcode but a real software engineering project. Like any other project, the time available is a factor to take into account. Making a design that is more standard is also a guarantee that the project will give results and produce less surprises than a more creative implementation.</text:p>
      <text:p text:style-name="P108">So I implemented all the part able to interact from the block driver and to perform operations in the fat32.c file. The filesystem has a pointer to an instance of the block driver that it can use to read and write blocks from the disk.</text:p>
      <text:h text:style-name="P109" text:outline-level="2">The «C» API</text:h>
      <text:p text:style-name="P110">The filesystem api is a set of functions and data structures that allow the shell and other processes to interact with the fat32 file system in a standard way using a clearly defined interface. It provides a standardized interface to interact with the file system, making it possible to write and read from multiple proccesses that can access files and directories at the same time</text:p>
      <text:p text:style-name="P111"/>
      <text:p text:style-name="P112">The filesystem API includes functions for creating, opening, reading, writing, and closing files, as well as functions for manipulating directories, retrieving file attributes. These functions can be used in userspace to perform a wide range of tasks related to working with files and directories, such as copying files, creating new directories, and listing the contents of a directory.</text:p>
      <text:p text:style-name="P113"/>
      <text:p text:style-name="P114">TODO : Add a table with the API</text:p>
      <text:h text:style-name="P115" text:outline-level="3">Conclusion</text:h>
      <text:p text:style-name="P116">Writing a fat32 filesystem was by far not an easy task. I was personally surprised at how long it took me to come up with an acceptable version. In total it was over 2000 lines of code that had to be written, rewritten and tested.</text:p>
      <text:p text:style-name="P117"/>
      <text:p text:style-name="P118"><text:span text:style-name="T119">Of course,</text:span><text:span text:style-name="T120"><text:s/>the filesystem is not perfect, there are still many things that can be improved.<text:s/></text:span>Here is a list of potential next steps.</text:p>
      <text:p text:style-name="P121"/>
      <text:list text:style-name="LFO4" text:continue-numbering="true">
        <text:list-item>
          <text:p text:style-name="P122">A better bloc driver. The current bloc driver isn’t really fast, and they are a lot of topic for improvement. We could for example read more sectors at once or increase the speed of the device.<text:s/></text:p>
        </text:list-item>
        <text:list-item>
          <text:p text:style-name="P123">A more robust test framework. We could have a fake bloc driver that could simulate the state of a disk. After executing some operation on this fake disk, we could check if the invariants required for the fat32 systems works.</text:p>
        </text:list-item>
        <text:list-item>
          <text:p text:style-name="P124">Support for a better file metadata. Right now, some metadata information about the file are missing. We don’t really now when I file was create for example.</text:p>
        </text:list-item>
        <text:list-item>
          <text:p text:style-name="P125">Improve the overall code of the library.<text:s/>The fact that I had to write this library in 3 weeks made me reduce the quality standards a bit. If I had had 3 months, I clearly would have taken more time to name for example the variables with more care. Also some functions can be designed a bit better. I'm thinking in particular of the find directory function.</text:p>
        </text:list-item>
      </text:list>
      <text:h text:style-name="P126" text:outline-level="2"/>
      <text:h text:style-name="P127" text:outline-level="2"/>
      <text:h text:style-name="P128" text:outline-level="2"/>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H"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rançois Costa</dc:creator>
    <meta:creation-date>2023-05-10T20:45:00Z</meta:creation-date>
    <dc:date>2023-05-14T19:57:00Z</dc:date>
    <meta:template xlink:href="Normal" xlink:type="simple"/>
    <meta:editing-cycles>9</meta:editing-cycles>
    <meta:editing-duration>PT0S</meta:editing-duration>
    <meta:document-statistic meta:page-count="8" meta:paragraph-count="44" meta:word-count="3024" meta:character-count="22038" meta:row-count="158" meta:non-whitespace-character-count="19058"/>
  </office:meta>
</office:document-meta>
</file>